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14pt" fo:font-weight="bold" officeooo:paragraph-rsid="000faa02" style:font-size-asian="14pt" style:font-weight-asian="bold" style:font-size-complex="14pt" style:font-weight-complex="bold"/>
    </style:style>
    <style:style style:name="P2" style:family="paragraph" style:parent-style-name="Standard">
      <style:paragraph-properties fo:text-align="start" style:justify-single-word="false"/>
      <style:text-properties fo:font-size="14pt" fo:font-weight="bold" officeooo:rsid="00106ebc" officeooo:paragraph-rsid="00106ebc" style:font-size-asian="14pt" style:font-weight-asian="bold" style:font-size-complex="14pt" style:font-weight-complex="bold"/>
    </style:style>
    <style:style style:name="P3" style:family="paragraph" style:parent-style-name="Standard">
      <style:paragraph-properties fo:text-align="start" style:justify-single-word="false"/>
      <style:text-properties fo:font-size="14pt" fo:font-weight="bold" officeooo:rsid="0012011f" officeooo:paragraph-rsid="0012011f" style:font-size-asian="14pt" style:font-weight-asian="bold" style:font-size-complex="14pt" style:font-weight-complex="bold"/>
    </style:style>
    <style:style style:name="P4" style:family="paragraph" style:parent-style-name="Standard">
      <style:text-properties fo:font-size="14pt" fo:font-weight="bold" officeooo:paragraph-rsid="0012011f" style:font-size-asian="14pt" style:font-weight-asian="bold" style:font-size-complex="14pt" style:font-weight-complex="bold"/>
    </style:style>
    <style:style style:name="P5" style:family="paragraph" style:parent-style-name="Standard">
      <style:paragraph-properties fo:text-align="start" style:justify-single-word="false"/>
      <style:text-properties fo:font-size="14pt" fo:font-weight="bold" officeooo:rsid="00179f1a" officeooo:paragraph-rsid="00179f1a" style:font-size-asian="14pt" style:font-weight-asian="bold" style:font-size-complex="14pt" style:font-weight-complex="bold"/>
    </style:style>
    <style:style style:name="P6" style:family="paragraph" style:parent-style-name="Standard">
      <style:paragraph-properties fo:text-align="start" style:justify-single-word="false"/>
      <style:text-properties fo:font-size="14pt" fo:font-weight="bold" officeooo:rsid="001af847" officeooo:paragraph-rsid="001af847" style:font-size-asian="14pt" style:font-weight-asian="bold" style:font-size-complex="14pt" style:font-weight-complex="bold"/>
    </style:style>
    <style:style style:name="P7" style:family="paragraph" style:parent-style-name="Standard" style:list-style-name="L1">
      <style:paragraph-properties fo:text-align="start" style:justify-single-word="false"/>
      <style:text-properties fo:font-size="14pt" fo:font-weight="normal" officeooo:rsid="00106ebc" officeooo:paragraph-rsid="00106ebc" style:font-size-asian="14pt" style:font-weight-asian="normal" style:font-size-complex="14pt" style:font-weight-complex="normal"/>
    </style:style>
    <style:style style:name="P8" style:family="paragraph" style:parent-style-name="Standard">
      <style:paragraph-properties fo:text-align="start" style:justify-single-word="false"/>
      <style:text-properties fo:font-size="14pt" fo:font-weight="normal" officeooo:rsid="00106ebc" officeooo:paragraph-rsid="00106ebc" style:font-size-asian="14pt" style:font-weight-asian="normal" style:font-size-complex="14pt" style:font-weight-complex="normal"/>
    </style:style>
    <style:style style:name="P9" style:family="paragraph" style:parent-style-name="Standard">
      <style:paragraph-properties fo:text-align="start" style:justify-single-word="false"/>
      <style:text-properties fo:font-size="14pt" fo:font-weight="normal" officeooo:rsid="00179f1a" officeooo:paragraph-rsid="00179f1a" style:font-size-asian="14pt" style:font-weight-asian="normal" style:font-size-complex="14pt" style:font-weight-complex="normal"/>
    </style:style>
    <style:style style:name="P10" style:family="paragraph" style:parent-style-name="Standard">
      <style:paragraph-properties fo:text-align="start" style:justify-single-word="false"/>
      <style:text-properties fo:font-size="14pt" fo:font-weight="normal" officeooo:rsid="00179f1a" officeooo:paragraph-rsid="001aab56" style:font-size-asian="14pt" style:font-weight-asian="normal" style:font-size-complex="14pt" style:font-weight-complex="normal"/>
    </style:style>
    <style:style style:name="P11" style:family="paragraph" style:parent-style-name="Standard">
      <style:paragraph-properties fo:text-align="start" style:justify-single-word="false"/>
      <style:text-properties fo:font-size="14pt" fo:font-weight="normal" officeooo:rsid="001af847" officeooo:paragraph-rsid="001af847" style:font-size-asian="14pt" style:font-weight-asian="normal" style:font-size-complex="14pt" style:font-weight-complex="normal"/>
    </style:style>
    <style:style style:name="P12" style:family="paragraph" style:parent-style-name="Standard">
      <style:paragraph-properties fo:text-align="start" style:justify-single-word="false"/>
      <style:text-properties fo:font-size="14pt" fo:font-weight="normal" officeooo:rsid="001af847" officeooo:paragraph-rsid="001c648a" style:font-size-asian="14pt" style:font-weight-asian="normal" style:font-size-complex="14pt" style:font-weight-complex="normal"/>
    </style:style>
    <style:style style:name="P13" style:family="paragraph" style:parent-style-name="Standard">
      <style:paragraph-properties fo:text-align="start" style:justify-single-word="false"/>
      <style:text-properties fo:font-size="14pt" fo:font-weight="normal" officeooo:rsid="001af847" officeooo:paragraph-rsid="00287ea0" style:font-size-asian="14pt" style:font-weight-asian="normal" style:font-size-complex="14pt" style:font-weight-complex="normal"/>
    </style:style>
    <style:style style:name="P14" style:family="paragraph" style:parent-style-name="Standard">
      <style:paragraph-properties fo:text-align="start" style:justify-single-word="false"/>
      <style:text-properties fo:font-size="14pt" fo:font-weight="normal" officeooo:rsid="001af847" officeooo:paragraph-rsid="00331817" style:font-size-asian="14pt" style:font-weight-asian="normal" style:font-size-complex="14pt" style:font-weight-complex="normal"/>
    </style:style>
    <style:style style:name="P15" style:family="paragraph" style:parent-style-name="Standard">
      <style:text-properties fo:font-size="14pt" officeooo:paragraph-rsid="0012011f" style:font-size-asian="14pt" style:font-size-complex="14pt"/>
    </style:style>
    <style:style style:name="T1" style:family="text">
      <style:text-properties fo:font-weight="normal" style:font-weight-asian="normal" style:font-weight-complex="normal"/>
    </style:style>
    <style:style style:name="T2" style:family="text">
      <style:text-properties fo:font-weight="normal" officeooo:rsid="00484f3f" style:font-weight-asian="normal" style:font-weight-complex="normal"/>
    </style:style>
    <style:style style:name="T3" style:family="text">
      <style:text-properties fo:font-weight="normal" officeooo:rsid="0012011f" style:font-weight-asian="normal" style:font-weight-complex="normal"/>
    </style:style>
    <style:style style:name="T4" style:family="text">
      <style:text-properties fo:font-weight="bold" style:font-weight-asian="bold" style:font-weight-complex="bold"/>
    </style:style>
    <style:style style:name="T5" style:family="text">
      <style:text-properties officeooo:rsid="0019402b"/>
    </style:style>
    <style:style style:name="T6" style:family="text">
      <style:text-properties officeooo:rsid="001aab56"/>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Velocity Multispeciality Hospital - Surat </text:p>
      <text:p text:style-name="P1"/>
      <text:p text:style-name="P2">Table of Contents:</text:p>
      <text:p text:style-name="P2"/>
      <text:list xml:id="list1003330949" text:style-name="L1">
        <text:list-item>
          <text:p text:style-name="P7">Basic Information</text:p>
        </text:list-item>
        <text:list-item>
          <text:p text:style-name="P7">Patient’s Responsibilities</text:p>
        </text:list-item>
        <text:list-item>
          <text:p text:style-name="P7">Patient’s Rights</text:p>
        </text:list-item>
        <text:list-item>
          <text:p text:style-name="P7">Visiting Consultants</text:p>
        </text:list-item>
        <text:list-item>
          <text:p text:style-name="P7">Facilities</text:p>
        </text:list-item>
        <text:list-item>
          <text:p text:style-name="P7">Health Checkup</text:p>
        </text:list-item>
        <text:list-item>
          <text:p text:style-name="P7">Hepatobiliary &amp; Gastrointestinal Surgery</text:p>
        </text:list-item>
        <text:list-item>
          <text:p text:style-name="P7">General Medicine &amp; Infectious Diseases</text:p>
        </text:list-item>
        <text:list-item>
          <text:p text:style-name="P7">Neurology department</text:p>
        </text:list-item>
        <text:list-item>
          <text:p text:style-name="P7">Neurosurgery department</text:p>
        </text:list-item>
        <text:list-item>
          <text:p text:style-name="P7">Clinical Nutrition and Dietetics</text:p>
        </text:list-item>
        <text:list-item>
          <text:p text:style-name="P7">Obstetrics and Gynecology &amp; Infertility</text:p>
        </text:list-item>
        <text:list-item>
          <text:p text:style-name="P7">Oncosurgery</text:p>
        </text:list-item>
        <text:list-item>
          <text:p text:style-name="P7">Orthopedic and joint replacement services</text:p>
        </text:list-item>
        <text:list-item>
          <text:p text:style-name="P7">Pediatric and neonatology services</text:p>
        </text:list-item>
        <text:list-item>
          <text:p text:style-name="P7">Physiotherapy</text:p>
        </text:list-item>
        <text:list-item>
          <text:p text:style-name="P7">Plastic &amp; Reconstructive Surgery</text:p>
        </text:list-item>
        <text:list-item>
          <text:p text:style-name="P7">Urosurgery</text:p>
        </text:list-item>
        <text:list-item>
          <text:p text:style-name="P7">Arthroscopy &amp; Sports Medicine</text:p>
        </text:list-item>
        <text:list-item>
          <text:p text:style-name="P7">Critical Care &amp; Emergency Medicine department</text:p>
        </text:list-item>
        <text:list-item>
          <text:p text:style-name="P7">General &amp; Laparoscopic Surgery</text:p>
        </text:list-item>
        <text:list-item>
          <text:p text:style-name="P7">Oral and maxillofacial surgeons</text:p>
        </text:list-item>
        <text:list-item>
          <text:p text:style-name="P7">Specialists</text:p>
        </text:list-item>
      </text:list>
      <text:p text:style-name="P8"/>
      <text:p text:style-name="P3">Basic Information</text:p>
      <text:p text:style-name="P8"/>
      <text:p text:style-name="P15"><text:span text:style-name="T2">Address </text:span><text:span text:style-name="T1">: <text:s/></text:span>Floor, Velocity Multispeciality Hospital, Velocity Business Hub, Near Madhuvan Circle, LP Savani Road, Adajan, Surat-395009.</text:p>
      <text:p text:style-name="P15"><text:s/></text:p>
      <text:p text:style-name="P15">Phone: 7435081000 </text:p>
      <text:p text:style-name="P15"/>
      <text:p text:style-name="P15">Emergency: 7435082000 </text:p>
      <text:p text:style-name="P15"/>
      <text:p text:style-name="P15">Email: velocityhospital@gmail.com </text:p>
      <text:p text:style-name="P15"/>
      <text:p text:style-name="P15"><text:span text:style-name="T1">About </text:span><text:span text:style-name="T3">Velocity Hospital </text:span><text:span text:style-name="T1">:</text:span><text:span text:style-name="T4"> </text:span>Velocity Multispeciality Hospital is a 50-bedded multi-specialty facility located in Adajan, Surat. The hospital boasts highly qualified doctors, experienced nurses, and supportive staff to ensure high-quality healthcare delivery. </text:p>
      <text:p text:style-name="P15"><text:soft-page-break/></text:p>
      <text:p text:style-name="P4"><text:span text:style-name="T1">Departments </text:span>: </text:p>
      <text:p text:style-name="P15">- Anesthesia</text:p>
      <text:p text:style-name="P15">- Arthroscopy &amp; Sports Medicine</text:p>
      <text:p text:style-name="P15">- Critical Care &amp; Emergency Medicine</text:p>
      <text:p text:style-name="P15">- Hepatobiliary &amp; Gastrointestinal Surgery</text:p>
      <text:p text:style-name="P15">- General &amp; Laparoscopic Surgery</text:p>
      <text:p text:style-name="P15">- General Medicine &amp; Infectious Diseases</text:p>
      <text:p text:style-name="P15">- Maxillofacial Surgery</text:p>
      <text:p text:style-name="P15">- Neurology</text:p>
      <text:p text:style-name="P15">- Neurosurgery</text:p>
      <text:p text:style-name="P15">- Nutrition &amp; Dietetics</text:p>
      <text:p text:style-name="P15">- Obstetrics &amp; Gynecology &amp; Infertility</text:p>
      <text:p text:style-name="P15">- Oncosurgery</text:p>
      <text:p text:style-name="P15">- Orthopedics &amp; Joint Replacement</text:p>
      <text:p text:style-name="P15">- Pediatrics &amp; Neonatology</text:p>
      <text:p text:style-name="P15">- Physiotherapy</text:p>
      <text:p text:style-name="P15">- Plastic &amp; Reconstructive Surgery</text:p>
      <text:p text:style-name="P15">- Urosurgery</text:p>
      <text:p text:style-name="P15"/>
      <text:p text:style-name="P5">Patient’s Responsibilities:</text:p>
      <text:p text:style-name="P5"/>
      <text:p text:style-name="P10"><text:span text:style-name="T5">Patient’s responsibility is to </text:span>provide complete information about his/her health, including past condition, past illness, hospitalization, medications, or any other matter pertaining to his health, etc. </text:p>
      <text:p text:style-name="P10"><text:span text:style-name="T6">Provide </text:span>Complete Demographic Details: To provide complete and accurate information regarding his identity, address, insurance cover, or any other information. </text:p>
      <text:p text:style-name="P10">Abide by Hospital Rules: To abide by hospital rules &amp; responsibilities - no smoking policy, visitor policy, not to bring outside food, flowers, arms/weapons to the hospital.</text:p>
      <text:p text:style-name="P9">Minimum Luggage/Follow Infection Control: To keep minimum luggage in the ward for infection prevention and also abide by infection control norms as educated by the treating team.</text:p>
      <text:p text:style-name="P9">Respect &amp; Courtesy for Others: To treat other patients, attendants, visitors, and hospital staff with courtesy.</text:p>
      <text:p text:style-name="P9">Inform Treating Team: Not to take any medication/alternative therapy without the knowledge of the treating team.</text:p>
      <text:p text:style-name="P9">Pay Fees: To pay for the services availed as per hospital rules and regulations.</text:p>
      <text:p text:style-name="P9">Respect for Others Who Are Sick: To respect the criticality and urgent medical condition of other patients, and respect that the doctor attends to them first.</text:p>
      <text:p text:style-name="P9">Follow Prescribed Treatment Plan: To follow the prescribed treatment plan and carefully comply with the instructions given by the treating team.</text:p>
      <text:p text:style-name="P9"><text:soft-page-break/>Accept Measures for Privacy &amp; Confidentiality of Records: To accept measures taken by the hospital to ensure privacy and confidentiality of medical records.</text:p>
      <text:p text:style-name="P9"/>
      <text:p text:style-name="P9"/>
      <text:p text:style-name="P6">Patient’s Rights:</text:p>
      <text:p text:style-name="P11"/>
      <text:p text:style-name="P12">Respect, Privacy &amp; Safety: To be treated with respect, privacy, dignity, and in a safe environment.</text:p>
      <text:p text:style-name="P12">Respect for Values &amp; Belief: To be treated with respect regarding individuality, personal values, beliefs, spiritual and cultural traditions.</text:p>
      <text:p text:style-name="P12">Safety: To be free from all forms of physical injury, abuse, and neglect. </text:p>
      <text:p text:style-name="P12">Confidentiality: To expect confidentiality of all records and communications to the extent provided by law.</text:p>
      <text:p text:style-name="P12">Right to Information: To receive information on diagnosis, plan of care, prognosis, medications, progress during hospitalization/treatment, post-discharge care, etc.</text:p>
      <text:p text:style-name="P12">Explanation About Care: To be explained about proposed care including diagnostic tests performed, associated risks, alternatives, possible complications, any modification regarding plan of care, and expected results of treatment. </text:p>
      <text:p text:style-name="P12">Cost: To know the expected cost of treatment.</text:p>
      <text:p text:style-name="P12">Informed Consent: To give informed consent before the transfusion of blood/blood products, anesthesia, surgery, initiation of any research protocol, any invasive/high-risk procedure, etc.</text:p>
      <text:p text:style-name="P12">Right to Second Opinion: To request a second opinion from another physician.</text:p>
      <text:p text:style-name="P12">Right to Refuse: To refuse any treatment/procedure under consent, get discharged on request after being explained about the consequences of such refusal.</text:p>
      <text:p text:style-name="P12">Feedback, Suggestion or Comment: To express satisfaction regarding services rendered, or to comment, complain, or make a suggestion for improvement of the quality of care/services.</text:p>
      <text:p text:style-name="P12">Access to Medical Records: To request access to his/her clinical records as per hospital policy.</text:p>
      <text:p text:style-name="P11"><text:s text:c="2"/></text:p>
      <text:p text:style-name="P11"/>
      <text:p text:style-name="P11"><text:span text:style-name="T4">Visiting Consultants</text:span>:</text:p>
      <text:p text:style-name="P11"/>
      <text:p text:style-name="P11">Dr. Milan Modi , Specialization: Pulmonologist, Qualifications: DNB Chest Medicine, IDCCM, EDIC</text:p>
      <text:p text:style-name="P11">Dr. Anil Patel ,Specialization: Nephrologist and Transplant Physician, Qualifications: MD Medicine, DNB Nephrology</text:p>
      <text:p text:style-name="P11">Dr. Jaydeep Patel (Hirpara), Specialization: Nephrologist and Transplant Physician,Qualifications: MD Medicine, DM Nephrology</text:p>
      <text:p text:style-name="P11">Dr. Mehul M. Luhar,Specialization: Psychiatrist,Qualifications: MBBS, DPM</text:p>
      <text:p text:style-name="P11"><text:soft-page-break/>Dr. Pintu Bhakhar,Specialization: Gastroenterology,Qualifications: DNB Medicine, DNB Gastro</text:p>
      <text:p text:style-name="P11">Dr. Pallav Parikh,Specialization: Gastroenterology,Qualifications: MD Medicine (Gold Medalist), DNB Gastro</text:p>
      <text:p text:style-name="P11">Dr. Pravin Borsadia,Specialization: Gastroenterology,Qualifications: MD Medicine, DNB Gastro</text:p>
      <text:p text:style-name="P11">Dr. Yuti Maniya,Specialization: Ear, Nose &amp; Throat Surgeon,Qualifications: MBBS, DLO(ENT)</text:p>
      <text:p text:style-name="P11">Alisha Virani,Specialization: Audiologist and Speech Therapist,Qualifications: MASLP</text:p>
      <text:p text:style-name="P11"/>
      <text:p text:style-name="P6">Facilities:</text:p>
      <text:p text:style-name="P11"/>
      <text:p text:style-name="P11">• 7 Bedded ICU: Intensive Care Unit with 7 beds for critical care patients.</text:p>
      <text:p text:style-name="P11">• 50 bedded Multispeciality Hospital: The hospital has 50 beds to accommodate patients with various medical needs.</text:p>
      <text:p text:style-name="P11">• Negative Pressure Isolation Room: A specialized room designed to prevent the spread of infectious diseases.</text:p>
      <text:p text:style-name="P11">• Labour Room: A dedicated room for childbirth and maternity care.</text:p>
      <text:p text:style-name="P11">• 24*7 Emergency, Laboratory, and Pharmacy: Round-the-clock emergency services, laboratory testing, and pharmacy for patient convenience.</text:p>
      <text:p text:style-name="P11">• Facility of Dialysis for ICU Patients: Dialysis services available for patients in the ICU.</text:p>
      <text:p text:style-name="P11">• 2 Operation Theatres (Modular OT): Two state-of-the-art modular operation theatres for surgeries.</text:p>
      <text:p text:style-name="P11">• Mediclaim Available: The hospital accepts mediclaim for financial assistance.</text:p>
      <text:p text:style-name="P11">• All Fire Safety Measures: Comprehensive fire safety measures are in place for patient and staff safety.</text:p>
      <text:p text:style-name="P11">• 24*7 ICU on Wheels - Ambulance: Ambulance service available 24/7 with ICU facilities.</text:p>
      <text:p text:style-name="P11">• Facility of Central Oxygen and Suction in each Room: Centralized oxygen and suction facilities available in each room for patient care.</text:p>
      <text:p text:style-name="P11">• Advanced ventilator of German company - Dragor in both ICU &amp; NICU: High-quality ventilators from Dragor for patients in the ICU and NICU.</text:p>
      <text:p text:style-name="P11">• 16+ Experienced Fulltime Doctors: The hospital has over 16 full-time experienced doctors in various specialties.</text:p>
      <text:p text:style-name="P11">• 5 Bedded NICU: Neonatal Intensive Care Unit with 5 beds for newborn care.</text:p>
      <text:p text:style-name="P11">• Modular Operation Theatre: A modern and well-equipped operation theatre for surgeries.</text:p>
      <text:p text:style-name="P11">• Day Care: Daycare services for patients who require short-term medical care.</text:p>
      <text:p text:style-name="P11">• X-ray, CT Scan, USG, Color Doppler &amp; Echocardiography Facility: Advanced imaging and diagnostic facilities available.</text:p>
      <text:p text:style-name="P11"><text:soft-page-break/>• All Advanced Equipments: The hospital is equipped with the latest medical equipment for comprehensive care.</text:p>
      <text:p text:style-name="P11">• 2 bedded emergency room: Emergency room with 2 beds for immediate care.</text:p>
      <text:p text:style-name="P11">• Syringe Pump and Infusion Pump: Essential equipment for precise medication administration.</text:p>
      <text:p text:style-name="P11">• Facility of Dialysis of Critically ill Patient: Dialysis services for critically ill patients.</text:p>
      <text:p text:style-name="P11">• Cafeteria: On-site cafeteria for patients and visitors.</text:p>
      <text:p text:style-name="P11">• Feeding Pump for Continuous Enteral Feeding: Equipment for continuous feeding of patients who cannot eat by mouth.</text:p>
      <text:p text:style-name="P11">• Double parking system for oxygen gas panel for better safety measures: Enhanced safety measures for oxygen supply.</text:p>
      <text:p text:style-name="P11">• Central monitor system with facility of remote access to monitor ICU &amp; emergency patients from anywhere in the world: Remote monitoring system for critical patients.</text:p>
      <text:p text:style-name="P11">• Advanced Medtronic company defibrillator with pacing facility: High-quality defibrillator for emergency cardiac care.</text:p>
      <text:p text:style-name="P11">• US FDA approved advanced multipara monitor having facility to monitor carbon dioxide (ETCO2) along with other parameters: Advanced monitoring equipment approved by the US FDA.</text:p>
      <text:p text:style-name="P11">• ICU &amp; NICU equipped with ductable unit (FCU) with facility up to 100% fresh air for better infection control measures: Advanced air filtration systems in the ICU and NICU for infection control.</text:p>
      <text:p text:style-name="P11">• 7 bedded modern ICU with full-time MCI recognized Intensivist (ICU specialist): A modern ICU with a full-time specialist for critical care.</text:p>
      <text:p text:style-name="P11"/>
      <text:p text:style-name="P6">Health Checkup:</text:p>
      <text:p text:style-name="P11"/>
      <text:p text:style-name="P11">Velocity Hospital offers a comprehensive Full Body Health Checkup program in Surat. The program is designed to provide a detailed assessment of overall health, detect potential health issues early, and empower individuals to make informed decisions about their lifestyle and preventive healthcare. Here are some key details about the health checkup:</text:p>
      <text:p text:style-name="P11"><text:s text:c="4"/>• General Physical Examination: A thorough examination to assess overall physical health, including measurements of blood pressure, heart rate, and body mass index (BMI).</text:p>
      <text:p text:style-name="P11"><text:s text:c="4"/>• Blood Tests: Comprehensive blood tests to analyze cholesterol levels, blood sugar, liver and kidney function, thyroid hormones, and complete blood count (CBC) to identify underlying medical conditions.</text:p>
      <text:p text:style-name="P11"><text:s text:c="4"/>• Imaging Studies: Advanced imaging techniques such as X-rays, ultrasound, and MRI scans to evaluate the condition of organs, bones, and soft tissues.</text:p>
      <text:p text:style-name="P11"><text:s text:c="4"/>• Cardiac Assessment: Specialized tests like electrocardiogram (ECG) and stress tests to assess heart function, detect abnormalities, and evaluate cardiovascular health.</text:p>
      <text:p text:style-name="P11"><text:soft-page-break/><text:s text:c="4"/>• Pulmonary Function Tests: Assess lung function and identify respiratory disorders or conditions such as asthma or chronic obstructive pulmonary disease (COPD).</text:p>
      <text:p text:style-name="P11"><text:s text:c="4"/>• Cancer Screening: Screenings for common types of cancer, such as breast, cervical, and prostate cancer, depending on age and gender.</text:p>
      <text:p text:style-name="P11"><text:s text:c="4"/>• Bone Density Scan: Non-invasive test to measure bone density, helping identify osteoporosis or other bone-related conditions.</text:p>
      <text:p text:style-name="P11"><text:s text:c="4"/>• Consultations: Opportunity to consult with experienced physicians who provide personalized recommendations based on health assessment results.</text:p>
      <text:p text:style-name="P11"/>
      <text:p text:style-name="P11">Upon completion of the Full Body Health Checkup, individuals receive a comprehensive report outlining test results and recommendations for maintaining or improving health. Velocity Hospital prioritizes comfort and privacy, ensuring a smooth and hassle-free experience. The hospital's patient-centered approach promotes trust, confidentiality, and professionalism. To schedule a Full Body Health Checkup at Velocity Hospital, individuals can contact the hospital directly.</text:p>
      <text:p text:style-name="P11"/>
      <text:p text:style-name="P11"/>
      <text:p text:style-name="P6">Hepatobiliary &amp; Gastrointestinal Surgery</text:p>
      <text:p text:style-name="P6"/>
      <text:p text:style-name="P11"><text:s text:c="4"/>• Services Offered: The department offers regular outpatient consultations, inpatient services, and emergency services for patients with gastrointestinal and liver disorders.</text:p>
      <text:p text:style-name="P11"><text:s text:c="4"/>• Specialists: Velocity Hospital has the best gastroenterologists in Surat who are experienced and well-trained in the diagnosis and treatment of problems in the human digestive system. The specialists are knowledgeable about the flow of food inside the body, absorption, digestion, and waste removal from the system.</text:p>
      <text:p text:style-name="P11"><text:s text:c="4"/>• Infrastructure: The hospital has good infrastructure for patients, which aids in quick recovery from diseases and disorders. It is equipped with the latest equipment, advanced ICU, NICU, labor room, modular operation theater, 24*7 emergency services, lab, and pharmacy.</text:p>
      <text:p text:style-name="P11"><text:s text:c="4"/>• Medical Staff: The hospital has highly qualified doctors, including Dr. Jignesh Patel, a Consultant Hepatobiliary &amp; Gastrointestinal Surgeon, who provides expert care in hepatobiliary and gastrointestinal surgery.</text:p>
      <text:p text:style-name="P11"><text:s text:c="4"/>• Facilities: Velocity Hospital has well-equipped surgery, radiology, interventional radiology, critical care, and pathology departments to complement services for handling various emergencies and complicated procedures in Gastroenterology.</text:p>
      <text:p text:style-name="P11"><text:s text:c="4"/>• Contact Details: The department is located on the 3rd Floor of Velocity Multispeciality Hospital, Velocity Business Hub, Near Madhuvan Circle, LP Savani Road, Adajan, Surat-395009. Contact numbers are 7435081000 (phone) and 7435082000 (emergency).</text:p>
      <text:p text:style-name="P13">Velocity Hospital's Hepatobiliary &amp; Gastrointestinal Surgery department aims to provide the highest quality healthcare to patients with gastrointestinal and liver disorders, ensuring their comfort and well-being.</text:p>
      <text:p text:style-name="P13"><text:soft-page-break/></text:p>
      <text:p text:style-name="P13"/>
      <text:p text:style-name="P6">General Medicine &amp; Infectious Diseases :</text:p>
      <text:p text:style-name="P11"><text:s text:c="4"/>• Scope of Services: The department provides treatment for a range of infectious diseases, including but not limited to:</text:p>
      <text:p text:style-name="P11"><text:s text:c="8"/>◦ Fever</text:p>
      <text:p text:style-name="P11"><text:s text:c="8"/>◦ Cough &amp; Cold</text:p>
      <text:p text:style-name="P11"><text:s text:c="8"/>◦ Chronic Cough</text:p>
      <text:p text:style-name="P11"><text:s text:c="8"/>◦ Jaundice</text:p>
      <text:p text:style-name="P11"><text:s text:c="8"/>◦ Diabetes</text:p>
      <text:p text:style-name="P11"><text:s text:c="8"/>◦ Hypertension</text:p>
      <text:p text:style-name="P11"><text:s text:c="8"/>◦ Ischemic Heart Disease</text:p>
      <text:p text:style-name="P11"><text:s text:c="8"/>◦ Stroke (Paralysis)</text:p>
      <text:p text:style-name="P11"><text:s text:c="8"/>◦ Thyroid Disorders</text:p>
      <text:p text:style-name="P11"><text:s text:c="8"/>◦ Anemia (Low Hemoglobin)</text:p>
      <text:p text:style-name="P11"><text:s text:c="8"/>◦ Asthma &amp; COPD</text:p>
      <text:p text:style-name="P11"><text:s text:c="8"/>◦ Vertigo</text:p>
      <text:p text:style-name="P11"><text:s text:c="8"/>◦ Migraine</text:p>
      <text:p text:style-name="P11"><text:s text:c="8"/>◦ Tuberculosis &amp; HIV</text:p>
      <text:p text:style-name="P11"><text:s text:c="8"/>◦ Physician Fitness before Surgery</text:p>
      <text:p text:style-name="P11"><text:s text:c="8"/>◦ Fitness Certificate</text:p>
      <text:p text:style-name="P11"><text:s text:c="8"/>◦ Health Checkup</text:p>
      <text:p text:style-name="P11"><text:s text:c="8"/>◦ Vaccination</text:p>
      <text:p text:style-name="P11"><text:s text:c="8"/>◦ Central Line or Dialysis Catheter Insertion</text:p>
      <text:p text:style-name="P11"><text:s text:c="8"/>◦ Any other Medical Problem</text:p>
      <text:p text:style-name="P11">Velocity Hospital's General Medicine &amp; Infectious Diseases department offers comprehensive care for patients with infectious diseases, providing skilled diagnosis and treatment under the care of experienced physicians.</text:p>
      <text:p text:style-name="P11"/>
      <text:p text:style-name="P11"/>
      <text:p text:style-name="P6">Neurology department:</text:p>
      <text:p text:style-name="P11"><text:s text:c="4"/>• Specialization: The department specializes in the diagnosis and treatment of conditions and diseases affecting the nervous system. This includes neurological problems that manifest as difficulties in daily activities such as speaking, walking, seeing, or even thinking. The department treats both adult and pediatric neurological conditions.</text:p>
      <text:p text:style-name="P11"><text:s text:c="4"/>• Medical Staff: The department is led by Dr. Prayag Makwana, a Consultant Neurophysician, who is one of the top neurologists in Surat. The team consists of experienced and specialized doctors in the field of neurology.</text:p>
      <text:p text:style-name="P11"><text:s text:c="4"/>• Scope of Services: The department works closely with other related departments to provide comprehensive care. They offer treatment for a wide range of neurological conditions and diseases, including but not limited to:</text:p>
      <text:p text:style-name="P11"><text:soft-page-break/><text:s text:c="8"/>◦ Stroke</text:p>
      <text:p text:style-name="P11"><text:s text:c="8"/>◦ Epilepsy</text:p>
      <text:p text:style-name="P11"><text:s text:c="8"/>◦ Parkinson's disease</text:p>
      <text:p text:style-name="P11"><text:s text:c="8"/>◦ Multiple sclerosis</text:p>
      <text:p text:style-name="P11"><text:s text:c="8"/>◦ Neuromuscular disorders</text:p>
      <text:p text:style-name="P11"><text:s text:c="8"/>◦ Headaches and migraines</text:p>
      <text:p text:style-name="P11"><text:s text:c="8"/>◦ Dementia and Alzheimer's disease</text:p>
      <text:p text:style-name="P11"><text:s text:c="8"/>◦ Neurological infections</text:p>
      <text:p text:style-name="P11"/>
      <text:p text:style-name="P11">Velocity Hospital's Neurology department aims to provide high-quality care for patients with neurological disorders, offering expert diagnosis, treatment, and management under the guidance of experienced neurologists.</text:p>
      <text:p text:style-name="P11"/>
      <text:p text:style-name="P6">Neurosurgery department:</text:p>
      <text:p text:style-name="P11"><text:s text:c="4"/>• Specialization: The department focuses on the prevention, diagnosis, treatment, and recuperation of conditions affecting the nervous system, including the brain, spinal cord, peripheral nerves, and extra-cranial cerebrovascular system.</text:p>
      <text:p text:style-name="P11"><text:s text:c="4"/>• Medical Staff: The department is staffed by a team of internationally reputed experts who are skilled in innovative and modern surgical treatment and management services for neurological disorders. The surgeons and specialists are trained from top universities and aim to provide advanced clinical care using minimally invasive techniques.</text:p>
      <text:p text:style-name="P11"><text:s text:c="4"/>• Infrastructure: Velocity Hospital's Neurosurgery division is equipped with state-of-the-art operating rooms, intensive surgical wards, and a rehabilitation center for post-operative patient care. The hospital has a well-equipped lab with the latest technological equipment for diagnosis and treatment.</text:p>
      <text:p text:style-name="P11"><text:s text:c="4"/>• Procedures: The department performs over 1000 procedures each year, including treatments for conditions such as brain tumors, cerebral aneurysms, movement disorders, hydrocephalus, vascular malformations, and head injuries.</text:p>
      <text:p text:style-name="P11"><text:s text:c="4"/>• Doctors: The department is led by Dr. Maulik Patel, a Consultant Neuro &amp; Spine Surgeon, and Dr. Prayag Makwana, a Consultant Neurophysician.</text:p>
      <text:p text:style-name="P11"/>
      <text:p text:style-name="P11">Velocity Hospital's Neurosurgery department aims to provide the best care in India for patients with neurological disorders, offering expert diagnosis, treatment, and management using the latest technologies and techniques.</text:p>
      <text:p text:style-name="P11"/>
      <text:p text:style-name="P11"/>
      <text:p text:style-name="P6">Clinical Nutrition and Dietetics:</text:p>
      <text:p text:style-name="P11"><text:s text:c="4"/>• Specialization: The Nutrition and Dietetics department focuses on the role of nutrition in the treatment and management of diseases, including critical illnesses (ICU/CCU/NICU) and conditions such as diabetes mellitus, hypertension, cardiac issues, obesity, and more.</text:p>
      <text:p text:style-name="P11"><text:soft-page-break/><text:s text:c="4"/>• Services: The department provides systematic efforts to provide quality diets to all inpatients (IPD). Outpatient (OPD) consultation is offered by Consultants, Nutritionists, and Dieticians. The department also offers Registered Dietician (RD) internship programs.</text:p>
      <text:p text:style-name="P11"><text:s text:c="4"/>• Outpatient Services: The hospital's Dietary department has an active OPD consultation schedule and offers professional services. Outpatients are referred either from other specialty consultants or are walk-in patients seeking nutritional advice.</text:p>
      <text:p text:style-name="P11"><text:s text:c="4"/>• Inpatient Services: Every inpatient receives a visit from the dietician, where patients receive food either from the hospital or utilizing hospital catering services. The dietician ensures clinical needs are met in collaboration with the treating doctor and the patient's relatives, taking into consideration their food habits.</text:p>
      <text:p text:style-name="P11"><text:s text:c="4"/>• Facilities: Velocity Multispeciality Hospital is equipped with the latest equipment, advanced ICU, NICU, labor room, modular operation theater, 24*7 emergency services, laboratory, and pharmacy.</text:p>
      <text:p text:style-name="P11">Velocity Hospital's Nutrition and Dietetics department aim to provide quality nutrition and dietetic services to patients, ensuring their clinical needs are met for optimal health and recovery.</text:p>
      <text:p text:style-name="P11"/>
      <text:p text:style-name="P11"/>
      <text:p text:style-name="P11"/>
      <text:p text:style-name="P6">Obstetrics and Gynecology &amp; Infertility</text:p>
      <text:p text:style-name="P11"><text:s text:c="4"/>• Services Offered:</text:p>
      <text:p text:style-name="P11"><text:s text:c="8"/>◦ Complete obstetrical and gynecological care, including management of high-risk pregnancies, painless deliveries, infertility management, contraception and family planning, prenatal diagnosis, menopause management, aesthetic Gynecology, laparoscopy, fibroid and ovarian cyst treatment, and more.</text:p>
      <text:p text:style-name="P11"><text:s text:c="8"/>◦ Reproductive health services, including consultations, prenatal and postnatal exercises, and labor services such as birthing in suites and recovery rooms.</text:p>
      <text:p text:style-name="P11"><text:s text:c="8"/>◦ Specially trained obstetricians and nurses who promote normal vaginal deliveries.</text:p>
      <text:p text:style-name="P11"><text:s text:c="8"/>◦ Minimally invasive gynecological surgeries (laparoscopy and hysteroscopy) performed in state-of-the-art operation theaters dedicated to obstetrics and gynecology.</text:p>
      <text:p text:style-name="P11"><text:s text:c="8"/>◦ Ultrasound and laboratory services to support diagnostic and treatment needs.</text:p>
      <text:p text:style-name="P11"><text:s text:c="4"/>• Expert Team: The department is staffed with highly skilled doctors, nurses, and specialists who are committed to providing quality care for women's health needs.</text:p>
      <text:p text:style-name="P11"><text:s text:c="4"/>• Leading Consultants:</text:p>
      <text:p text:style-name="P11"><text:s text:c="8"/>◦ Dr. Zankhna Shah: Consultant Obstetrician &amp; Gynecologist specializing in obstetrics, gynecology, and infertility.</text:p>
      <text:p text:style-name="P11"><text:s text:c="8"/>◦ Dr. Ruchi Desai Thakor: Consultant Obstetrician, Gynecologist &amp; Infertility Specialist, providing expertise in obstetrics, gynecology, and infertility treatments.</text:p>
      <text:p text:style-name="P11"><text:s text:c="4"/>• State-of-the-Art Facilities: Velocity Hospital is equipped with the latest equipment and advanced facilities including an ICU, NICU, labor room, modular operation theater, <text:soft-page-break/>24*7 emergency services, laboratory, and pharmacy to ensure comprehensive care for patients.</text:p>
      <text:p text:style-name="P11">Velocity Multispeciality Hospital prioritizes women's health and is dedicated to improving the quality of care for women through its Obstetrics and Gynecology &amp; Infertility Department.</text:p>
      <text:p text:style-name="P11"/>
      <text:p text:style-name="P11"/>
      <text:p text:style-name="P11"><text:span text:style-name="T4">Oncosurgery</text:span>:</text:p>
      <text:p text:style-name="P11"><text:s text:c="4"/>• Integrated Approach: Unlike traditional cancer care centers, Velocity Hospital takes an integrated approach to cancer treatment. Super specialists from various medical specialties collaborate to form the "Multi Super Specialty Organ-Specific Cancer Care," ensuring comprehensive and effective treatment.</text:p>
      <text:p text:style-name="P11"><text:s text:c="4"/>• Treatment Services: The Oncosurgery department provides inpatient and outpatient treatment for various types of cancers, including but not limited to:</text:p>
      <text:p text:style-name="P11"><text:s text:c="8"/>◦ Anal cancer</text:p>
      <text:p text:style-name="P11"><text:s text:c="8"/>◦ Breast cancer</text:p>
      <text:p text:style-name="P11"><text:s text:c="8"/>◦ Liver tumor</text:p>
      <text:p text:style-name="P11"><text:s text:c="8"/>◦ Gastric cancer</text:p>
      <text:p text:style-name="P11"><text:s text:c="8"/>◦ Colon cancer</text:p>
      <text:p text:style-name="P11"><text:s text:c="8"/>◦ Rectal cancer</text:p>
      <text:p text:style-name="P11"><text:s text:c="8"/>◦ Pancreatic cancer</text:p>
      <text:p text:style-name="P11"><text:s text:c="4"/>• Advanced Diagnostic Modalities: Patients at Velocity Hospital have access to state-of-the-art diagnostic modalities, ensuring accurate and timely diagnosis.</text:p>
      <text:p text:style-name="P11"><text:s text:c="4"/>• Advanced Surgical Techniques: The hospital is equipped with advanced instruments and technology for performing surgeries and treatments, ensuring the best possible outcomes for patients.</text:p>
      <text:p text:style-name="P11"><text:s text:c="4"/>• Specialist Oncosurgeon: Dr. Rahul Shah is a Consultant Oncosurgeon at Velocity Hospital, specializing in Oncosurgery and Oncology.</text:p>
      <text:p text:style-name="P11"><text:s text:c="4"/>• Other Departments: Velocity Multispeciality Hospital offers a range of other medical specialties and departments, including Anesthesia, Arthroscopy &amp; Sports Medicine, Critical Care &amp; Emergency Medicine, Hepatobiliary &amp; Gastrointestinal Surgery, General &amp; Laparoscopic Surgery, General Medicine &amp; Infectious Diseases, Maxillofacial Surgery, Neurology, Neurosurgery, Nutrition and Dietetics, Obstetrics &amp; Gynecology &amp; Infertility, Orthopedics and Joint Replacement, Pediatrics &amp; Neonatology, Physiotherapy, Plastic &amp; Reconstructive surgery, and Urosurgery.</text:p>
      <text:p text:style-name="P11"><text:s text:c="4"/>• Facilities: The hospital is a 50-bedded facility located in Pal-Adajan and is equipped with advanced equipment, an ICU, NICU, labor room, modular operation theater, 24*7 emergency services, laboratory, and pharmacy to ensure comprehensive care for cancer patients.</text:p>
      <text:p text:style-name="P11"><text:s text:c="7"/></text:p>
      <text:p text:style-name="P11"><text:soft-page-break/>Velocity Hospital is committed to providing advanced and comprehensive care for cancer patients through its Oncosurgery department, ensuring that patients receive the best possible treatment and outcomes.</text:p>
      <text:p text:style-name="P11"/>
      <text:p text:style-name="P11"/>
      <text:p text:style-name="P6">Orthopedic and joint replacement services:</text:p>
      <text:p text:style-name="P11"><text:s text:c="4"/>• Specialized Care: Velocity Hospital offers comprehensive care for various orthopedic afflictions, including knee, hip, and joint problems. The hospital is equipped with a wide array of specialties ranging from sports medicine to pediatric orthopedic services, arthritis diagnosis and treatment, and pain management.</text:p>
      <text:p text:style-name="P11"><text:s text:c="4"/>• Advanced Treatments: The hospital conducts a variety of operations, including total knee and hip replacement surgery, computer-assisted joint replacement surgery, arthroscopic surgery, trauma orthopedic surgery (hand, shoulder, and elbow surgery), spine surgery, and articular surface replacement hip surgery.</text:p>
      <text:p text:style-name="P11"><text:s text:c="4"/>• Digital Orthopedic Operating Suite: Velocity Hospital is equipped with a digital Orthopedic operating suite. The joint implants are planned pre-operatively for perfect size and positioning as per the patient's anatomy, ensuring optimal outcomes.</text:p>
      <text:p text:style-name="P11"><text:s text:c="4"/>• Expert Surgeons: The Orthopedics and Joint Replacement department is led by highly qualified and experienced surgeons, including:</text:p>
      <text:p text:style-name="P11"><text:tab/>Dr. Mitesh Patel, Consultant Orthopedic Surgeon</text:p>
      <text:p text:style-name="P11"><text:tab/>Dr. Hardik G. Sheth, Consultant Orthopedic &amp; Joint Replacement Surgeon</text:p>
      <text:p text:style-name="P11"><text:tab/>Dr. Hardik C. Shah, Consultant Orthopedic Surgeon</text:p>
      <text:p text:style-name="P14"><text:s text:c="4"/>• Range of Treatments: </text:p>
      <text:p text:style-name="P14">The department offers a wide range of treatments, including:</text:p>
      <text:p text:style-name="P11">Disc Replacement Surgery</text:p>
      <text:p text:style-name="P11">Total Knee Replacement Surgery</text:p>
      <text:p text:style-name="P11">Joint Replacement Surgery</text:p>
      <text:p text:style-name="P11">Hip Replacement Surgery</text:p>
      <text:p text:style-name="P11">Osteoporosis Treatment</text:p>
      <text:p text:style-name="P11">Spondylitis Treatment</text:p>
      <text:p text:style-name="P11">Spinal Fractures and Paralysis Treatment</text:p>
      <text:p text:style-name="P11"><text:s text:c="7"/></text:p>
      <text:p text:style-name="P11">Velocity Hospital is committed to providing the highest level of patient care in Orthopedics and Joint Replacement, ensuring early mobilization and optimal outcomes for patients.</text:p>
      <text:p text:style-name="P11"/>
      <text:p text:style-name="P11"/>
      <text:p text:style-name="P6">Pediatric and neonatology services:</text:p>
      <text:p text:style-name="P11">Specialized Care: Velocity Hospital offers comprehensive care for babies, children, and young people. The hospital has a team of well-qualified and experienced pediatricians and neonatologists who specialize in various areas such as pediatric surgery, pediatric <text:soft-page-break/>endocrinology, pediatric cardiology, pediatric pulmonology, pediatric nephrology, pediatric oncology, and adolescent pediatrics.</text:p>
      <text:p text:style-name="P11">Neonatal Intensive Care: The hospital has state-of-the-art neonatal intensive care units (NICU) and a Pediatric Intensive Care Unit (PICU) that provide care to critically ill children and newborn infants, especially those who are ill or premature.</text:p>
      <text:p text:style-name="P11">Range of Treatments: The department offers a wide range of treatments and services, including:</text:p>
      <text:p text:style-name="P11">General pediatric medicine</text:p>
      <text:p text:style-name="P11">Immunization</text:p>
      <text:p text:style-name="P11">Management of acute and chronic respiratory diseases (e.g., Asthma)</text:p>
      <text:p text:style-name="P11">Management of juvenile diabetes mellitus</text:p>
      <text:p text:style-name="P11">Management of child obesity</text:p>
      <text:p text:style-name="P11">Delivery and post-natal care</text:p>
      <text:p text:style-name="P11">Management of neonatal jaundice</text:p>
      <text:p text:style-name="P11"/>
      <text:p text:style-name="P11">Expert Pediatricians: The Pediatrics and Neonatology department is led by highly qualified and experienced doctors, including:</text:p>
      <text:p text:style-name="P11">Dr. Hardik R. Shah, Consultant Pediatrician &amp; Neonatologist</text:p>
      <text:p text:style-name="P11">Dr. Apoorva Shah, Consultant Pediatrician &amp; Neonatologist</text:p>
      <text:p text:style-name="P11"><text:s text:c="7"/></text:p>
      <text:p text:style-name="P11">Velocity Hospital is committed to providing the highest level of care for babies, children, and young people, ensuring their health and well-being.</text:p>
      <text:p text:style-name="P11"/>
      <text:p text:style-name="P11"/>
      <text:p text:style-name="P11"/>
      <text:p text:style-name="P6">Physiotherapy:</text:p>
      <text:p text:style-name="P11"><text:s text:c="4"/>• Comprehensive Rehabilitation Programs: Velocity Hospital offers well-planned and properly executed physical rehabilitation programs as a crucial component of its overall treatment system. These programs are designed to suit different patient requirements, aiming for maximum functional restoration and a return to a healthy, active lifestyle.</text:p>
      <text:p text:style-name="P11"><text:s text:c="4"/>• Customized Approach: The hospital offers a variety of physiotherapy techniques customized to suit the different needs of each patient. The department is committed to providing comprehensive and personalized training programs for each patient, including physiotherapy and occupational therapy.</text:p>
      <text:p text:style-name="P11"><text:s text:c="4"/>• Advanced Equipment: The department of Physiotherapy and Rehabilitation is equipped with the latest equipment and works on various sub-specialties of physiotherapy. The hospital ensures treatment procedures of international standards to offer a multifaceted approach to patient rehabilitation.</text:p>
      <text:p text:style-name="P11"><text:s text:c="4"/>• Qualified Team: Velocity Hospital has a qualified, experienced, and well-trained team of physiotherapists and occupational therapists who provide OPD services and IPD services (inwards and intensive care units) with treatment procedures of international standards.</text:p>
      <text:p text:style-name="P11"><text:soft-page-break/>Velocity Hospital is dedicated to providing comprehensive and personalized physiotherapy services to help patients achieve their maximum potential for functional recovery and return to an active lifestyle.</text:p>
      <text:p text:style-name="P11"/>
      <text:p text:style-name="P11"/>
      <text:p text:style-name="P6">Plastic &amp; Reconstructive Surgery:</text:p>
      <text:p text:style-name="P11"><text:s text:c="4"/>• State-of-the-Art Technology: Velocity Hospital offers the best technology available in plastic and reconstructive surgical procedures. This includes high-tech equipment such as the Leica Advanced Operating microscope for Microvascular surgery, Synthes Air Pen Drilling system, and Matrix plating system for Cranio-Maxillo-Facial Surgery, among others.</text:p>
      <text:p text:style-name="P11"><text:s text:c="4"/>• Advanced Operation Theatre: The hospital boasts a state-of-the-art fully advanced operation theatre with in-premises imaging and surgical planning technology. They have advanced CT scan and 3 Tesla MRI for soft tissue imaging and surgical planning, along with a dedicated wound care clinic with nurse follow-ups.</text:p>
      <text:p text:style-name="P11"><text:s text:c="4"/>• Comprehensive Services: The hospital provides a wide range of services for Plastic and Reconstruction Surgeries, including reconstruction surgery for body injuries, burns, wounds, and scars, facial plastic surgery, and body plastic surgery. They also offer services for skin cancers, tissue transfer/transplant, and more.</text:p>
      <text:p text:style-name="P11"><text:s text:c="4"/>• Expert Surgeon: Dr. Rushin B. Thakor, Consultant Plastic Surgeon, leads the Plastic and Reconstructive Surgery department. Dr. Thakor is known for his expertise and commitment to providing the best possible care to patients.</text:p>
      <text:p text:style-name="P11">Velocity Hospital is dedicated to providing the highest quality plastic and reconstructive surgery services, ensuring that patients receive the best possible care and outcomes.</text:p>
      <text:p text:style-name="P11"/>
      <text:p text:style-name="P11"/>
      <text:p text:style-name="P11"/>
      <text:p text:style-name="P6">Urosurgery:</text:p>
      <text:p text:style-name="P11"><text:s text:c="4"/>• Team of Specialists: Velocity Hospital has a team of Kidney stone treatment specialists, an Andrologist, Female, and Paediatric urologists in Surat. They provide comprehensive care for a wide range of urological conditions.</text:p>
      <text:p text:style-name="P11"><text:s text:c="4"/>• Advanced Technology: The hospital is equipped with the latest equipment for urological procedures, ensuring a greater level of quality and safety. They have an in-house dialysis center, supervised by the best urologists in Surat, for patients with kidney diseases.</text:p>
      <text:p text:style-name="P11"><text:s text:c="4"/>• Dialysis Services: The hospital provides dialysis services for patients suffering from kidney diseases. Dialysis is performed under the supervision of nephrologists to maintain the normal functioning of kidneys and prevent waste products in the blood from reaching harmful levels.</text:p>
      <text:p text:style-name="P11"><text:s text:c="4"/>• List of Ailments: The Urosurgery department treats various ailments, including TURP (Transurethral Resection of the Prostate), PCNL (Percutaneous <text:soft-page-break/>Nephrolithotomy), Nephrectomy, Ureteral Reimplants, Ureteral Stent Placement, Pyeloplasty, and Cystoscopy.</text:p>
      <text:p text:style-name="P11"><text:s text:c="4"/>• Expert Surgeon: Dr. Ketan Rupala is a renowned Urosurgeon leading the Urosurgery department at Velocity Hospital. He specializes in various urological procedures and is committed to providing the best possible care to patients.</text:p>
      <text:p text:style-name="P11">Velocity Hospital is considered the best urology hospital in Surat, offering comprehensive urological care with a focus on advanced technology and patient-centric approach.</text:p>
      <text:p text:style-name="P11"/>
      <text:p text:style-name="P11"/>
      <text:p text:style-name="P11"/>
      <text:p text:style-name="P6">Arthroscopy &amp; Sports Medicine :</text:p>
      <text:p text:style-name="P11"><text:s text:c="4"/>• Specialized Treatment: The Arthroscopy &amp; Sports Injury Centre provides individualized treatment for all kinds of sports injuries and joint-related disorders. The focus is on quality medical care and helping individuals recover quickly and safely.</text:p>
      <text:p text:style-name="P11"><text:s text:c="4"/>• Expert Team: The department is comprised of top leading experts, including pioneer specialists in Arthroscopy and Sports Injuries Management. The team uses a multidisciplinary approach to treat various sports injuries, including ligament and tendon reconstruction and repair, alignment correction, and cartilage resurfacing.</text:p>
      <text:p text:style-name="P11"><text:s text:c="4"/>• State-of-the-Art Facility: Equipped with state-of-the-art facilities, the Centre offers an extensive range of specialized Arthroscopy and Sports Injuries Management services. This includes advanced diagnostic and treatment options for sports-related injuries.</text:p>
      <text:p text:style-name="P11"><text:s text:c="4"/>• Specialists in the Department:</text:p>
      <text:p text:style-name="P11"><text:s text:c="4"/>• Dr. Mitesh Patel: Consultant Orthopedic Surgeon specializing in Orthopedics.</text:p>
      <text:p text:style-name="P11"><text:s text:c="4"/>• Dr. Hardik G. Sheth: Consultant Orthopedic &amp; Joint Replacement Surgeon specializing in Joint Replacement.</text:p>
      <text:p text:style-name="P11"><text:s text:c="4"/>• Dr. Hardik C. Shah: Consultant Orthopedic Surgeon specializing in Orthopedics.</text:p>
      <text:p text:style-name="P11"><text:s text:c="7"/></text:p>
      <text:p text:style-name="P11">Velocity Hospital is committed to providing the best care for sports injuries and joint-related disorders, ensuring patients can return to their previous level of sports as quickly and safely as possible.</text:p>
      <text:p text:style-name="P11"/>
      <text:p text:style-name="P11"/>
      <text:p text:style-name="P11"/>
      <text:p text:style-name="P6">Critical Care &amp; Emergency Medicine department:</text:p>
      <text:p text:style-name="P11"><text:s text:c="4"/>• Critical Care Facility: The hospital's intensive care unit (ICU) is equipped with state-of-the-art facilities and a specially trained staff, including doctors, surgeons, assistants, specialists, dieticians, and nurse practitioners. They provide treatment and supervision for seriously ill patients, with a focus on monitoring, high-tech equipment, and experienced care.</text:p>
      <text:p text:style-name="P11"><text:s text:c="4"/>• Specialized Services: The ICU offers a range of specialized services, including:</text:p>
      <text:p text:style-name="P11"><text:s text:c="8"/>◦ Advanced US FDA approved multipara monitors with ETCO2 monitoring</text:p>
      <text:p text:style-name="P11"><text:soft-page-break/><text:s text:c="8"/>◦ Invasive and non-invasive hemodynamic monitoring</text:p>
      <text:p text:style-name="P11"><text:s text:c="8"/>◦ High-end German ventilators for adult, pediatric, and neonatal patients</text:p>
      <text:p text:style-name="P11"><text:s text:c="8"/>◦ Medtronic biphasic defibrillator with pacing facility</text:p>
      <text:p text:style-name="P11"><text:s text:c="8"/>◦ Fully motorized electric beds</text:p>
      <text:p text:style-name="P11"><text:s text:c="8"/>◦ High-frequency ventilator for neonates</text:p>
      <text:p text:style-name="P11"><text:s text:c="8"/>◦ Portable equipment for bedside ultrasonography, X-rays, echocardiography, bronchoscopy, and endoscopy</text:p>
      <text:p text:style-name="P11"><text:s text:c="8"/>◦ Facility of dialysis in ICU</text:p>
      <text:p text:style-name="P11"><text:s text:c="8"/>◦ Feeding pump for continuous feeding</text:p>
      <text:p text:style-name="P11"><text:s text:c="8"/>◦ Central monitor system with remote access</text:p>
      <text:p text:style-name="P11"><text:s text:c="4"/>• Specialists in the Department:</text:p>
      <text:p text:style-name="P11"><text:s text:c="8"/>◦ Dr. Vitrag Shah: Consultant Physician &amp; Chief Intensivist, specializing in Critical Care and Emergency Medicine.</text:p>
      <text:p text:style-name="P11"><text:s text:c="8"/>◦ Dr. Rohan Jariwala: Consultant Physician, specializing in General Medicine and Infectious Disease.</text:p>
      <text:p text:style-name="P11"><text:s text:c="8"/>◦ Dr. Binjul Solanki: Consultant Anesthetist, specializing in Anesthesia.</text:p>
      <text:p text:style-name="P11"><text:s text:c="4"/>• Emergency Services: The department provides round-the-clock services for various medical emergencies, including hypotension, sepsis, liver failure, epilepsy, encephalopathy, COVID-19, ARDS, poisoning, polytrauma, acute stroke, and other critical conditions.</text:p>
      <text:p text:style-name="P11">Velocity Hospital is committed to providing the highest quality critical care and emergency services, ensuring that patients receive the best possible treatment and care during critical medical situations.</text:p>
      <text:p text:style-name="P11"/>
      <text:p text:style-name="P11"/>
      <text:p text:style-name="P11"/>
      <text:p text:style-name="P11">General &amp; Laparoscopic Surgery:</text:p>
      <text:p text:style-name="P11">Laparoscopic Surgery: Laparoscopic surgery, also known as minimally invasive surgery, is a method to examine the organs inside the abdomen using a laparoscope. It is a low-risk surgery that requires small incisions, resulting in less pain and quicker recovery compared to traditional open surgery.</text:p>
      <text:p text:style-name="P11"/>
      <text:p text:style-name="P11">Benefits of Laparoscopic Surgery:</text:p>
      <text:p text:style-name="P11">Small incisions near the belly button</text:p>
      <text:p text:style-name="P11">High-resolution images on a video monitor</text:p>
      <text:p text:style-name="P11">Minimal pain and blood loss</text:p>
      <text:p text:style-name="P11">Quick healing of scars and deep tissues</text:p>
      <text:p text:style-name="P11">Discharge on the same day in some cases</text:p>
      <text:p text:style-name="P11"/>
      <text:p text:style-name="P11">Services Offered: The department offers a range of services, including:</text:p>
      <text:p text:style-name="P11">Hernia Surgery</text:p>
      <text:p text:style-name="P11">Appendectomy</text:p>
      <text:p text:style-name="P11"><text:soft-page-break/>Anti-Reflux Surgery</text:p>
      <text:p text:style-name="P11">Gallbladder Removal</text:p>
      <text:p text:style-name="P11"/>
      <text:p text:style-name="P11">Specialist in the Department:</text:p>
      <text:p text:style-name="P11">Dr. Rinkan Virani: Consultant General &amp; Laparoscopic Surgeon, specializing in General and Laparoscopic surgery.</text:p>
      <text:p text:style-name="P11"><text:s text:c="7"/></text:p>
      <text:p text:style-name="P11">Velocity Hospital is committed to providing high-quality general and laparoscopic surgery services, ensuring that patients receive the best possible treatment and care.</text:p>
      <text:p text:style-name="P11"/>
      <text:p text:style-name="P11"/>
      <text:p text:style-name="P6">Oral and maxillofacial surgeons:</text:p>
      <text:p text:style-name="P11">Maxillofacial Surgery:</text:p>
      <text:p text:style-name="P11"><text:s text:c="4"/>• Oral-Maxillofacial Surgery involves the diagnosis, surgery, and adjunctive treatment of diseases, injuries, and defects involving the functional and aesthetic aspects of the hard and soft tissues of the oral and maxillofacial region.</text:p>
      <text:p text:style-name="P11"><text:s text:c="4"/>• Oral and maxillofacial surgeons are like orthopedic surgeons of the facial region, addressing issues from impacted teeth removal to facial trauma repair.</text:p>
      <text:p text:style-name="P11">Specialist in the Department:</text:p>
      <text:p text:style-name="P11"><text:s text:c="4"/>• Dr. Rushin B. Thakor: Consultant Plastic Surgeon, specializing in Plastic and Reconstructive Surgery.</text:p>
      <text:p text:style-name="P11">Contact Information:</text:p>
      <text:p text:style-name="P11"><text:s text:c="4"/>• The Maxillofacial Surgery department is located on the 3rd Floor of Velocity Multispeciality Hospital, Velocity Business Hub, Near Madhuvan Circle, LP Savani Road, Adajan, Surat-395009.</text:p>
      <text:p text:style-name="P11"><text:s text:c="4"/>• Contact numbers are 7435081000 (phone) and 7435082000 (emergency). Email: velocityhospital@gmail.com.</text:p>
      <text:p text:style-name="P11">Velocity Hospital is equipped with the latest equipment and advanced facilities, ensuring top-notch care for patients requiring oral and maxillofacial surgery.</text:p>
      <text:p text:style-name="P11"/>
      <text:p text:style-name="P11"/>
      <text:p text:style-name="P11"/>
      <text:p text:style-name="P11"/>
      <text:p text:style-name="P6">Specialists :</text:p>
      <text:p text:style-name="P11">Dr. Apoorva Shah Specialty: Pediatrics and Neonatology</text:p>
      <text:p text:style-name="P11">Dr. Binjul Solanki Specialty: Anesthesia</text:p>
      <text:p text:style-name="P11">Dr. Hardik C. Shah Specialty: Orthopedic Surgery</text:p>
      <text:p text:style-name="P11">Dr. Hardik G. Sheth Specialty: Orthopedic and Joint Replacement Surgery</text:p>
      <text:p text:style-name="P11">Dr. Hardik R. Shah Specialty: Pediatrics and Neonatology</text:p>
      <text:p text:style-name="P11">Dr. Jignesh Patel Specialty: Hepatobiliary and Gastrointestinal Surgery</text:p>
      <text:p text:style-name="P11">Dr. Ketan Rupala Specialty: Urosurgery</text:p>
      <text:p text:style-name="P11">Dr. Maulik Patel Specialty: Neuro and Spine Surgery</text:p>
      <text:p text:style-name="P11"><text:soft-page-break/>Dr. Mitesh Patel Specialty: Orthopedic Surgery</text:p>
      <text:p text:style-name="P11"><text:s/>Dr. Prayag Makwana Specialty: Neurology</text:p>
      <text:p text:style-name="P11"><text:s/>Dr. Rahul Shah Specialty: Oncosurgery and Oncology</text:p>
      <text:p text:style-name="P11"><text:s/>Dr. Rinkan Virani Specialty: General and Laparoscopic Surgery</text:p>
      <text:p text:style-name="P11"><text:s/>Dr. Rohan Jariwala Specialty: General Medicine and Infectious Disease</text:p>
      <text:p text:style-name="P11"><text:s/>Dr. Ruchi Desai ThakorSpecialty: Obstetrics, Gynecology, and Infertility</text:p>
      <text:p text:style-name="P11"><text:s/>Dr. Rushin B. Thakor Specialty: Plastic and Reconstructive Surgery</text:p>
      <text:p text:style-name="P11"><text:s/>Dr. Vitrag Shah Specialty: General Medicine and Critical Care</text:p>
      <text:p text:style-name="P11"><text:s/>Dr. Zankhna Shah Specialty: Obstetrics, Gynecology, and Infertility</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12T02:55:40.894236384</meta:creation-date>
    <dc:date>2024-04-12T03:25:07.646712060</dc:date>
    <meta:editing-duration>PT29M8S</meta:editing-duration>
    <meta:editing-cycles>45</meta:editing-cycles>
    <meta:generator>LibreOffice/7.3.7.2$Linux_X86_64 LibreOffice_project/30$Build-2</meta:generator>
    <meta:document-statistic meta:table-count="0" meta:image-count="0" meta:object-count="0" meta:page-count="17" meta:paragraph-count="342" meta:word-count="4749" meta:character-count="35633" meta:non-whitespace-character-count="30449"/>
  </office:meta>
</office:document-meta>
</file>